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dddddd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color="#000000" draw:opacity="100%" draw:opacity-name="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4cm" fo:min-width="1.76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4cm" fo:min-width="2.5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4cm" fo:min-width="3.34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3cm" fo:min-width="2.99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4cm" fo:min-width="3.04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4cm" fo:min-width="3.39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4cm" fo:min-width="2.18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1cm" fo:min-width="2.61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4cm" fo:min-width="3.34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text-properties fo:font-size="1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1.325cm" svg:height="0.886cm" svg:x="9.085cm" svg:y="19.125cm">
          <text:p text:style-name="P1">HW SPI</text:p>
        </draw:rect>
        <draw:g>
          <draw:ellipse draw:style-name="gr2" draw:text-style-name="P2" draw:layer="layout" svg:width="2.658cm" svg:height="2.757cm" svg:x="3.079cm" svg:y="15.285cm">
            <text:p text:style-name="P1"><text:span text:style-name="T1">HW </text:span></text:p>
            <text:p text:style-name="P1"><text:span text:style-name="T1">Buffer </text:span></text:p>
            <text:p text:style-name="P1"><text:span text:style-name="T1">Reader</text:span></text:p>
          </draw:ellipse>
          <draw:custom-shape draw:style-name="gr3" draw:text-style-name="P1" draw:layer="layout" svg:width="0.557cm" svg:height="0.557cm" draw:transform="rotate (2.3561944901919) translate (4.162cm 15.679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ellipse draw:style-name="gr2" draw:text-style-name="P2" draw:layer="layout" svg:width="2.659cm" svg:height="2.757cm" svg:x="9.085cm" svg:y="15.285cm">
            <text:p text:style-name="P1"><text:span text:style-name="T1">HW </text:span></text:p>
            <text:p text:style-name="P1"><text:span text:style-name="T1">Device </text:span></text:p>
            <text:p text:style-name="P1"><text:span text:style-name="T1">Writer</text:span></text:p>
          </draw:ellipse>
          <draw:custom-shape draw:style-name="gr3" draw:text-style-name="P1" draw:layer="layout" svg:width="0.557cm" svg:height="0.557cm" draw:transform="rotate (2.3561944901919) translate (10.169cm 15.679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ellipse draw:style-name="gr2" draw:text-style-name="P2" draw:layer="layout" svg:width="2.658cm" svg:height="2.757cm" svg:x="15.782cm" svg:y="15.383cm">
            <text:p text:style-name="P1"><text:span text:style-name="T1">HW </text:span></text:p>
            <text:p text:style-name="P1"><text:span text:style-name="T1">Wireless0 </text:span></text:p>
            <text:p text:style-name="P1"><text:span text:style-name="T1">Writer</text:span></text:p>
          </draw:ellipse>
          <draw:custom-shape draw:style-name="gr3" draw:text-style-name="P1" draw:layer="layout" svg:width="0.557cm" svg:height="0.557cm" draw:transform="rotate (2.3561944901919) translate (16.865cm 15.777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ellipse draw:style-name="gr2" draw:text-style-name="P2" draw:layer="layout" svg:width="2.659cm" svg:height="2.757cm" svg:x="18.834cm" svg:y="15.383cm">
            <text:p text:style-name="P1"><text:span text:style-name="T1">HW </text:span></text:p>
            <text:p text:style-name="P1"><text:span text:style-name="T1">Wireless1 </text:span></text:p>
            <text:p text:style-name="P1"><text:span text:style-name="T1">Writer</text:span></text:p>
          </draw:ellipse>
          <draw:custom-shape draw:style-name="gr3" draw:text-style-name="P1" draw:layer="layout" svg:width="0.557cm" svg:height="0.556cm" draw:transform="skewX (-0.001745329251994) rotate (2.3561944901919) translate (19.918cm 15.777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ellipse draw:style-name="gr2" draw:text-style-name="P2" draw:layer="layout" svg:width="2.658cm" svg:height="2.757cm" svg:x="21.789cm" svg:y="15.383cm">
            <text:p text:style-name="P1"><text:span text:style-name="T1">HW </text:span></text:p>
            <text:p text:style-name="P1"><text:span text:style-name="T1">Wireless2 </text:span></text:p>
            <text:p text:style-name="P1"><text:span text:style-name="T1">Writer</text:span></text:p>
          </draw:ellipse>
          <draw:custom-shape draw:style-name="gr3" draw:text-style-name="P1" draw:layer="layout" svg:width="0.557cm" svg:height="0.557cm" draw:transform="rotate (2.3561944901919) translate (22.872cm 15.777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ellipse draw:style-name="gr2" draw:text-style-name="P2" draw:layer="layout" svg:width="2.659cm" svg:height="2.757cm" svg:x="24.841cm" svg:y="15.285cm">
            <text:p text:style-name="P1"><text:span text:style-name="T1">HW </text:span></text:p>
            <text:p text:style-name="P1"><text:span text:style-name="T1">Wireless3 </text:span></text:p>
            <text:p text:style-name="P1"><text:span text:style-name="T1">Writer</text:span></text:p>
          </draw:ellipse>
          <draw:custom-shape draw:style-name="gr3" draw:text-style-name="P1" draw:layer="layout" svg:width="0.556cm" svg:height="0.557cm" draw:transform="skewX (-0.001745329251994) rotate (2.3561944901919) translate (25.924cm 15.679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rect draw:style-name="gr4" draw:text-style-name="P1" draw:layer="layout" svg:width="0.296cm" svg:height="2.363cm" svg:x="26.121cm" svg:y="12.626cm">
            <text:p/>
          </draw:rect>
          <draw:line draw:style-name="gr5" draw:text-style-name="P1" draw:layer="layout" svg:x1="26.121cm" svg:y1="12.823cm" svg:x2="26.416cm" svg:y2="12.823cm">
            <text:p/>
          </draw:line>
          <draw:line draw:style-name="gr5" draw:text-style-name="P1" draw:layer="layout" svg:x1="26.121cm" svg:y1="14.792cm" svg:x2="26.416cm" svg:y2="14.792cm">
            <text:p/>
          </draw:line>
          <draw:line draw:style-name="gr5" draw:text-style-name="P1" draw:layer="layout" svg:x1="26.121cm" svg:y1="14.595cm" svg:x2="26.416cm" svg:y2="14.595cm">
            <text:p/>
          </draw:line>
          <draw:line draw:style-name="gr5" draw:text-style-name="P1" draw:layer="layout" svg:x1="26.121cm" svg:y1="14.398cm" svg:x2="26.416cm" svg:y2="14.398cm">
            <text:p/>
          </draw:line>
          <draw:line draw:style-name="gr5" draw:text-style-name="P1" draw:layer="layout" svg:x1="26.121cm" svg:y1="14.202cm" svg:x2="26.416cm" svg:y2="14.202cm">
            <text:p/>
          </draw:line>
          <draw:line draw:style-name="gr5" draw:text-style-name="P1" draw:layer="layout" svg:x1="26.121cm" svg:y1="14.005cm" svg:x2="26.416cm" svg:y2="14.005cm">
            <text:p/>
          </draw:line>
          <draw:line draw:style-name="gr5" draw:text-style-name="P1" draw:layer="layout" svg:x1="26.121cm" svg:y1="13.808cm" svg:x2="26.416cm" svg:y2="13.808cm">
            <text:p/>
          </draw:line>
          <draw:line draw:style-name="gr5" draw:text-style-name="P1" draw:layer="layout" svg:x1="26.121cm" svg:y1="13.611cm" svg:x2="26.416cm" svg:y2="13.611cm">
            <text:p/>
          </draw:line>
          <draw:line draw:style-name="gr5" draw:text-style-name="P1" draw:layer="layout" svg:x1="26.121cm" svg:y1="13.414cm" svg:x2="26.416cm" svg:y2="13.414cm">
            <text:p/>
          </draw:line>
          <draw:line draw:style-name="gr5" draw:text-style-name="P1" draw:layer="layout" svg:x1="26.121cm" svg:y1="13.217cm" svg:x2="26.416cm" svg:y2="13.217cm">
            <text:p/>
          </draw:line>
          <draw:line draw:style-name="gr5" draw:text-style-name="P1" draw:layer="layout" svg:x1="26.121cm" svg:y1="13.02cm" svg:x2="26.416cm" svg:y2="13.02cm">
            <text:p/>
          </draw:line>
        </draw:g>
        <draw:g>
          <draw:rect draw:style-name="gr4" draw:text-style-name="P1" draw:layer="layout" svg:width="0.295cm" svg:height="2.364cm" svg:x="17.062cm" svg:y="12.527cm">
            <text:p/>
          </draw:rect>
          <draw:line draw:style-name="gr5" draw:text-style-name="P1" draw:layer="layout" svg:x1="17.062cm" svg:y1="12.724cm" svg:x2="17.357cm" svg:y2="12.724cm">
            <text:p/>
          </draw:line>
          <draw:line draw:style-name="gr5" draw:text-style-name="P1" draw:layer="layout" svg:x1="17.062cm" svg:y1="14.694cm" svg:x2="17.357cm" svg:y2="14.694cm">
            <text:p/>
          </draw:line>
          <draw:line draw:style-name="gr5" draw:text-style-name="P1" draw:layer="layout" svg:x1="17.062cm" svg:y1="14.497cm" svg:x2="17.357cm" svg:y2="14.497cm">
            <text:p/>
          </draw:line>
          <draw:line draw:style-name="gr5" draw:text-style-name="P1" draw:layer="layout" svg:x1="17.062cm" svg:y1="14.3cm" svg:x2="17.357cm" svg:y2="14.3cm">
            <text:p/>
          </draw:line>
          <draw:line draw:style-name="gr5" draw:text-style-name="P1" draw:layer="layout" svg:x1="17.062cm" svg:y1="14.103cm" svg:x2="17.357cm" svg:y2="14.103cm">
            <text:p/>
          </draw:line>
          <draw:line draw:style-name="gr5" draw:text-style-name="P1" draw:layer="layout" svg:x1="17.062cm" svg:y1="13.906cm" svg:x2="17.357cm" svg:y2="13.906cm">
            <text:p/>
          </draw:line>
          <draw:line draw:style-name="gr5" draw:text-style-name="P1" draw:layer="layout" svg:x1="17.062cm" svg:y1="13.709cm" svg:x2="17.357cm" svg:y2="13.709cm">
            <text:p/>
          </draw:line>
          <draw:line draw:style-name="gr5" draw:text-style-name="P1" draw:layer="layout" svg:x1="17.062cm" svg:y1="13.512cm" svg:x2="17.357cm" svg:y2="13.512cm">
            <text:p/>
          </draw:line>
          <draw:line draw:style-name="gr5" draw:text-style-name="P1" draw:layer="layout" svg:x1="17.062cm" svg:y1="13.315cm" svg:x2="17.357cm" svg:y2="13.315cm">
            <text:p/>
          </draw:line>
          <draw:line draw:style-name="gr5" draw:text-style-name="P1" draw:layer="layout" svg:x1="17.062cm" svg:y1="13.118cm" svg:x2="17.357cm" svg:y2="13.118cm">
            <text:p/>
          </draw:line>
          <draw:line draw:style-name="gr5" draw:text-style-name="P1" draw:layer="layout" svg:x1="17.062cm" svg:y1="12.921cm" svg:x2="17.357cm" svg:y2="12.921cm">
            <text:p/>
          </draw:line>
        </draw:g>
        <draw:g>
          <draw:rect draw:style-name="gr4" draw:text-style-name="P1" draw:layer="layout" svg:width="0.295cm" svg:height="2.363cm" svg:x="20.115cm" svg:y="12.702cm">
            <text:p/>
          </draw:rect>
          <draw:line draw:style-name="gr5" draw:text-style-name="P1" draw:layer="layout" svg:x1="20.115cm" svg:y1="12.899cm" svg:x2="20.41cm" svg:y2="12.899cm">
            <text:p/>
          </draw:line>
          <draw:line draw:style-name="gr5" draw:text-style-name="P1" draw:layer="layout" svg:x1="20.115cm" svg:y1="14.868cm" svg:x2="20.41cm" svg:y2="14.868cm">
            <text:p/>
          </draw:line>
          <draw:line draw:style-name="gr5" draw:text-style-name="P1" draw:layer="layout" svg:x1="20.115cm" svg:y1="14.671cm" svg:x2="20.41cm" svg:y2="14.671cm">
            <text:p/>
          </draw:line>
          <draw:line draw:style-name="gr5" draw:text-style-name="P1" draw:layer="layout" svg:x1="20.115cm" svg:y1="14.474cm" svg:x2="20.41cm" svg:y2="14.474cm">
            <text:p/>
          </draw:line>
          <draw:line draw:style-name="gr5" draw:text-style-name="P1" draw:layer="layout" svg:x1="20.115cm" svg:y1="14.277cm" svg:x2="20.41cm" svg:y2="14.277cm">
            <text:p/>
          </draw:line>
          <draw:line draw:style-name="gr5" draw:text-style-name="P1" draw:layer="layout" svg:x1="20.115cm" svg:y1="14.08cm" svg:x2="20.41cm" svg:y2="14.08cm">
            <text:p/>
          </draw:line>
          <draw:line draw:style-name="gr5" draw:text-style-name="P1" draw:layer="layout" svg:x1="20.115cm" svg:y1="13.883cm" svg:x2="20.41cm" svg:y2="13.883cm">
            <text:p/>
          </draw:line>
          <draw:line draw:style-name="gr5" draw:text-style-name="P1" draw:layer="layout" svg:x1="20.115cm" svg:y1="13.686cm" svg:x2="20.41cm" svg:y2="13.686cm">
            <text:p/>
          </draw:line>
          <draw:line draw:style-name="gr5" draw:text-style-name="P1" draw:layer="layout" svg:x1="20.115cm" svg:y1="13.49cm" svg:x2="20.41cm" svg:y2="13.49cm">
            <text:p/>
          </draw:line>
          <draw:line draw:style-name="gr5" draw:text-style-name="P1" draw:layer="layout" svg:x1="20.115cm" svg:y1="13.293cm" svg:x2="20.41cm" svg:y2="13.293cm">
            <text:p/>
          </draw:line>
          <draw:line draw:style-name="gr5" draw:text-style-name="P1" draw:layer="layout" svg:x1="20.115cm" svg:y1="13.096cm" svg:x2="20.41cm" svg:y2="13.096cm">
            <text:p/>
          </draw:line>
        </draw:g>
        <draw:g>
          <draw:rect draw:style-name="gr4" draw:text-style-name="P1" draw:layer="layout" svg:width="0.296cm" svg:height="2.363cm" svg:x="22.97cm" svg:y="12.626cm">
            <text:p/>
          </draw:rect>
          <draw:line draw:style-name="gr5" draw:text-style-name="P1" draw:layer="layout" svg:x1="22.97cm" svg:y1="12.823cm" svg:x2="23.265cm" svg:y2="12.823cm">
            <text:p/>
          </draw:line>
          <draw:line draw:style-name="gr5" draw:text-style-name="P1" draw:layer="layout" svg:x1="22.97cm" svg:y1="14.792cm" svg:x2="23.265cm" svg:y2="14.792cm">
            <text:p/>
          </draw:line>
          <draw:line draw:style-name="gr5" draw:text-style-name="P1" draw:layer="layout" svg:x1="22.97cm" svg:y1="14.595cm" svg:x2="23.265cm" svg:y2="14.595cm">
            <text:p/>
          </draw:line>
          <draw:line draw:style-name="gr5" draw:text-style-name="P1" draw:layer="layout" svg:x1="22.97cm" svg:y1="14.398cm" svg:x2="23.265cm" svg:y2="14.398cm">
            <text:p/>
          </draw:line>
          <draw:line draw:style-name="gr5" draw:text-style-name="P1" draw:layer="layout" svg:x1="22.97cm" svg:y1="14.202cm" svg:x2="23.265cm" svg:y2="14.202cm">
            <text:p/>
          </draw:line>
          <draw:line draw:style-name="gr5" draw:text-style-name="P1" draw:layer="layout" svg:x1="22.97cm" svg:y1="14.005cm" svg:x2="23.265cm" svg:y2="14.005cm">
            <text:p/>
          </draw:line>
          <draw:line draw:style-name="gr5" draw:text-style-name="P1" draw:layer="layout" svg:x1="22.97cm" svg:y1="13.808cm" svg:x2="23.265cm" svg:y2="13.808cm">
            <text:p/>
          </draw:line>
          <draw:line draw:style-name="gr5" draw:text-style-name="P1" draw:layer="layout" svg:x1="22.97cm" svg:y1="13.611cm" svg:x2="23.265cm" svg:y2="13.611cm">
            <text:p/>
          </draw:line>
          <draw:line draw:style-name="gr5" draw:text-style-name="P1" draw:layer="layout" svg:x1="22.97cm" svg:y1="13.414cm" svg:x2="23.265cm" svg:y2="13.414cm">
            <text:p/>
          </draw:line>
          <draw:line draw:style-name="gr5" draw:text-style-name="P1" draw:layer="layout" svg:x1="22.97cm" svg:y1="13.217cm" svg:x2="23.265cm" svg:y2="13.217cm">
            <text:p/>
          </draw:line>
          <draw:line draw:style-name="gr5" draw:text-style-name="P1" draw:layer="layout" svg:x1="22.97cm" svg:y1="13.02cm" svg:x2="23.265cm" svg:y2="13.02cm">
            <text:p/>
          </draw:line>
        </draw:g>
        <draw:g>
          <draw:g>
            <draw:rect draw:style-name="gr4" draw:text-style-name="P1" draw:layer="layout" svg:width="0.295cm" svg:height="2.363cm" svg:x="2.882cm" svg:y="12.429cm">
              <text:p/>
            </draw:rect>
            <draw:line draw:style-name="gr5" draw:text-style-name="P1" draw:layer="layout" svg:x1="2.882cm" svg:y1="12.626cm" svg:x2="3.177cm" svg:y2="12.626cm">
              <text:p/>
            </draw:line>
            <draw:line draw:style-name="gr5" draw:text-style-name="P1" draw:layer="layout" svg:x1="2.882cm" svg:y1="14.595cm" svg:x2="3.177cm" svg:y2="14.595cm">
              <text:p/>
            </draw:line>
            <draw:line draw:style-name="gr5" draw:text-style-name="P1" draw:layer="layout" svg:x1="2.882cm" svg:y1="14.398cm" svg:x2="3.177cm" svg:y2="14.398cm">
              <text:p/>
            </draw:line>
            <draw:line draw:style-name="gr5" draw:text-style-name="P1" draw:layer="layout" svg:x1="2.882cm" svg:y1="14.202cm" svg:x2="3.177cm" svg:y2="14.202cm">
              <text:p/>
            </draw:line>
            <draw:line draw:style-name="gr5" draw:text-style-name="P1" draw:layer="layout" svg:x1="2.882cm" svg:y1="14.005cm" svg:x2="3.177cm" svg:y2="14.005cm">
              <text:p/>
            </draw:line>
            <draw:line draw:style-name="gr5" draw:text-style-name="P1" draw:layer="layout" svg:x1="2.882cm" svg:y1="13.808cm" svg:x2="3.177cm" svg:y2="13.808cm">
              <text:p/>
            </draw:line>
            <draw:line draw:style-name="gr5" draw:text-style-name="P1" draw:layer="layout" svg:x1="2.882cm" svg:y1="13.611cm" svg:x2="3.177cm" svg:y2="13.611cm">
              <text:p/>
            </draw:line>
            <draw:line draw:style-name="gr5" draw:text-style-name="P1" draw:layer="layout" svg:x1="2.882cm" svg:y1="13.414cm" svg:x2="3.177cm" svg:y2="13.414cm">
              <text:p/>
            </draw:line>
            <draw:line draw:style-name="gr5" draw:text-style-name="P1" draw:layer="layout" svg:x1="2.882cm" svg:y1="13.217cm" svg:x2="3.177cm" svg:y2="13.217cm">
              <text:p/>
            </draw:line>
            <draw:line draw:style-name="gr5" draw:text-style-name="P1" draw:layer="layout" svg:x1="2.882cm" svg:y1="13.02cm" svg:x2="3.177cm" svg:y2="13.02cm">
              <text:p/>
            </draw:line>
            <draw:line draw:style-name="gr5" draw:text-style-name="P1" draw:layer="layout" svg:x1="2.882cm" svg:y1="12.823cm" svg:x2="3.177cm" svg:y2="12.823cm">
              <text:p/>
            </draw:line>
          </draw:g>
          <draw:g>
            <draw:rect draw:style-name="gr4" draw:text-style-name="P1" draw:layer="layout" svg:width="0.295cm" svg:height="2.363cm" svg:x="1.7cm" svg:y="12.429cm">
              <text:p/>
            </draw:rect>
            <draw:line draw:style-name="gr5" draw:text-style-name="P1" draw:layer="layout" svg:x1="1.7cm" svg:y1="12.626cm" svg:x2="1.995cm" svg:y2="12.626cm">
              <text:p/>
            </draw:line>
            <draw:line draw:style-name="gr5" draw:text-style-name="P1" draw:layer="layout" svg:x1="1.7cm" svg:y1="14.595cm" svg:x2="1.995cm" svg:y2="14.595cm">
              <text:p/>
            </draw:line>
            <draw:line draw:style-name="gr5" draw:text-style-name="P1" draw:layer="layout" svg:x1="1.7cm" svg:y1="14.398cm" svg:x2="1.995cm" svg:y2="14.398cm">
              <text:p/>
            </draw:line>
            <draw:line draw:style-name="gr5" draw:text-style-name="P1" draw:layer="layout" svg:x1="1.7cm" svg:y1="14.202cm" svg:x2="1.995cm" svg:y2="14.202cm">
              <text:p/>
            </draw:line>
            <draw:line draw:style-name="gr5" draw:text-style-name="P1" draw:layer="layout" svg:x1="1.7cm" svg:y1="14.005cm" svg:x2="1.995cm" svg:y2="14.005cm">
              <text:p/>
            </draw:line>
            <draw:line draw:style-name="gr5" draw:text-style-name="P1" draw:layer="layout" svg:x1="1.7cm" svg:y1="13.808cm" svg:x2="1.995cm" svg:y2="13.808cm">
              <text:p/>
            </draw:line>
            <draw:line draw:style-name="gr5" draw:text-style-name="P1" draw:layer="layout" svg:x1="1.7cm" svg:y1="13.611cm" svg:x2="1.995cm" svg:y2="13.611cm">
              <text:p/>
            </draw:line>
            <draw:line draw:style-name="gr5" draw:text-style-name="P1" draw:layer="layout" svg:x1="1.7cm" svg:y1="13.414cm" svg:x2="1.995cm" svg:y2="13.414cm">
              <text:p/>
            </draw:line>
            <draw:line draw:style-name="gr5" draw:text-style-name="P1" draw:layer="layout" svg:x1="1.7cm" svg:y1="13.217cm" svg:x2="1.995cm" svg:y2="13.217cm">
              <text:p/>
            </draw:line>
            <draw:line draw:style-name="gr5" draw:text-style-name="P1" draw:layer="layout" svg:x1="1.7cm" svg:y1="13.02cm" svg:x2="1.995cm" svg:y2="13.02cm">
              <text:p/>
            </draw:line>
            <draw:line draw:style-name="gr5" draw:text-style-name="P1" draw:layer="layout" svg:x1="1.7cm" svg:y1="12.823cm" svg:x2="1.995cm" svg:y2="12.823cm">
              <text:p/>
            </draw:line>
          </draw:g>
          <draw:g>
            <draw:rect draw:style-name="gr4" draw:text-style-name="P1" draw:layer="layout" svg:width="0.295cm" svg:height="2.363cm" svg:x="2.094cm" svg:y="12.429cm">
              <text:p/>
            </draw:rect>
            <draw:line draw:style-name="gr5" draw:text-style-name="P1" draw:layer="layout" svg:x1="2.094cm" svg:y1="12.626cm" svg:x2="2.389cm" svg:y2="12.626cm">
              <text:p/>
            </draw:line>
            <draw:line draw:style-name="gr5" draw:text-style-name="P1" draw:layer="layout" svg:x1="2.094cm" svg:y1="14.595cm" svg:x2="2.389cm" svg:y2="14.595cm">
              <text:p/>
            </draw:line>
            <draw:line draw:style-name="gr5" draw:text-style-name="P1" draw:layer="layout" svg:x1="2.094cm" svg:y1="14.398cm" svg:x2="2.389cm" svg:y2="14.398cm">
              <text:p/>
            </draw:line>
            <draw:line draw:style-name="gr5" draw:text-style-name="P1" draw:layer="layout" svg:x1="2.094cm" svg:y1="14.202cm" svg:x2="2.389cm" svg:y2="14.202cm">
              <text:p/>
            </draw:line>
            <draw:line draw:style-name="gr5" draw:text-style-name="P1" draw:layer="layout" svg:x1="2.094cm" svg:y1="14.005cm" svg:x2="2.389cm" svg:y2="14.005cm">
              <text:p/>
            </draw:line>
            <draw:line draw:style-name="gr5" draw:text-style-name="P1" draw:layer="layout" svg:x1="2.094cm" svg:y1="13.808cm" svg:x2="2.389cm" svg:y2="13.808cm">
              <text:p/>
            </draw:line>
            <draw:line draw:style-name="gr5" draw:text-style-name="P1" draw:layer="layout" svg:x1="2.094cm" svg:y1="13.611cm" svg:x2="2.389cm" svg:y2="13.611cm">
              <text:p/>
            </draw:line>
            <draw:line draw:style-name="gr5" draw:text-style-name="P1" draw:layer="layout" svg:x1="2.094cm" svg:y1="13.414cm" svg:x2="2.389cm" svg:y2="13.414cm">
              <text:p/>
            </draw:line>
            <draw:line draw:style-name="gr5" draw:text-style-name="P1" draw:layer="layout" svg:x1="2.094cm" svg:y1="13.217cm" svg:x2="2.389cm" svg:y2="13.217cm">
              <text:p/>
            </draw:line>
            <draw:line draw:style-name="gr5" draw:text-style-name="P1" draw:layer="layout" svg:x1="2.094cm" svg:y1="13.02cm" svg:x2="2.389cm" svg:y2="13.02cm">
              <text:p/>
            </draw:line>
            <draw:line draw:style-name="gr5" draw:text-style-name="P1" draw:layer="layout" svg:x1="2.094cm" svg:y1="12.823cm" svg:x2="2.389cm" svg:y2="12.823cm">
              <text:p/>
            </draw:line>
          </draw:g>
          <draw:g>
            <draw:rect draw:style-name="gr4" draw:text-style-name="P1" draw:layer="layout" svg:width="0.295cm" svg:height="2.363cm" svg:x="2.488cm" svg:y="12.429cm">
              <text:p/>
            </draw:rect>
            <draw:line draw:style-name="gr5" draw:text-style-name="P1" draw:layer="layout" svg:x1="2.488cm" svg:y1="12.626cm" svg:x2="2.783cm" svg:y2="12.626cm">
              <text:p/>
            </draw:line>
            <draw:line draw:style-name="gr5" draw:text-style-name="P1" draw:layer="layout" svg:x1="2.488cm" svg:y1="14.595cm" svg:x2="2.783cm" svg:y2="14.595cm">
              <text:p/>
            </draw:line>
            <draw:line draw:style-name="gr5" draw:text-style-name="P1" draw:layer="layout" svg:x1="2.488cm" svg:y1="14.398cm" svg:x2="2.783cm" svg:y2="14.398cm">
              <text:p/>
            </draw:line>
            <draw:line draw:style-name="gr5" draw:text-style-name="P1" draw:layer="layout" svg:x1="2.488cm" svg:y1="14.202cm" svg:x2="2.783cm" svg:y2="14.202cm">
              <text:p/>
            </draw:line>
            <draw:line draw:style-name="gr5" draw:text-style-name="P1" draw:layer="layout" svg:x1="2.488cm" svg:y1="14.005cm" svg:x2="2.783cm" svg:y2="14.005cm">
              <text:p/>
            </draw:line>
            <draw:line draw:style-name="gr5" draw:text-style-name="P1" draw:layer="layout" svg:x1="2.488cm" svg:y1="13.808cm" svg:x2="2.783cm" svg:y2="13.808cm">
              <text:p/>
            </draw:line>
            <draw:line draw:style-name="gr5" draw:text-style-name="P1" draw:layer="layout" svg:x1="2.488cm" svg:y1="13.611cm" svg:x2="2.783cm" svg:y2="13.611cm">
              <text:p/>
            </draw:line>
            <draw:line draw:style-name="gr5" draw:text-style-name="P1" draw:layer="layout" svg:x1="2.488cm" svg:y1="13.414cm" svg:x2="2.783cm" svg:y2="13.414cm">
              <text:p/>
            </draw:line>
            <draw:line draw:style-name="gr5" draw:text-style-name="P1" draw:layer="layout" svg:x1="2.488cm" svg:y1="13.217cm" svg:x2="2.783cm" svg:y2="13.217cm">
              <text:p/>
            </draw:line>
            <draw:line draw:style-name="gr5" draw:text-style-name="P1" draw:layer="layout" svg:x1="2.488cm" svg:y1="13.02cm" svg:x2="2.783cm" svg:y2="13.02cm">
              <text:p/>
            </draw:line>
            <draw:line draw:style-name="gr5" draw:text-style-name="P1" draw:layer="layout" svg:x1="2.488cm" svg:y1="12.823cm" svg:x2="2.783cm" svg:y2="12.823cm">
              <text:p/>
            </draw:line>
          </draw:g>
        </draw:g>
        <draw:g>
          <draw:g>
            <draw:rect draw:style-name="gr4" draw:text-style-name="P1" draw:layer="layout" svg:width="0.295cm" svg:height="2.363cm" svg:x="10.858cm" svg:y="12.429cm">
              <text:p/>
            </draw:rect>
            <draw:line draw:style-name="gr5" draw:text-style-name="P1" draw:layer="layout" svg:x1="10.858cm" svg:y1="12.626cm" svg:x2="11.153cm" svg:y2="12.626cm">
              <text:p/>
            </draw:line>
            <draw:line draw:style-name="gr5" draw:text-style-name="P1" draw:layer="layout" svg:x1="10.858cm" svg:y1="14.595cm" svg:x2="11.153cm" svg:y2="14.595cm">
              <text:p/>
            </draw:line>
            <draw:line draw:style-name="gr5" draw:text-style-name="P1" draw:layer="layout" svg:x1="10.858cm" svg:y1="14.398cm" svg:x2="11.153cm" svg:y2="14.398cm">
              <text:p/>
            </draw:line>
            <draw:line draw:style-name="gr5" draw:text-style-name="P1" draw:layer="layout" svg:x1="10.858cm" svg:y1="14.202cm" svg:x2="11.153cm" svg:y2="14.202cm">
              <text:p/>
            </draw:line>
            <draw:line draw:style-name="gr5" draw:text-style-name="P1" draw:layer="layout" svg:x1="10.858cm" svg:y1="14.005cm" svg:x2="11.153cm" svg:y2="14.005cm">
              <text:p/>
            </draw:line>
            <draw:line draw:style-name="gr5" draw:text-style-name="P1" draw:layer="layout" svg:x1="10.858cm" svg:y1="13.808cm" svg:x2="11.153cm" svg:y2="13.808cm">
              <text:p/>
            </draw:line>
            <draw:line draw:style-name="gr5" draw:text-style-name="P1" draw:layer="layout" svg:x1="10.858cm" svg:y1="13.611cm" svg:x2="11.153cm" svg:y2="13.611cm">
              <text:p/>
            </draw:line>
            <draw:line draw:style-name="gr5" draw:text-style-name="P1" draw:layer="layout" svg:x1="10.858cm" svg:y1="13.414cm" svg:x2="11.153cm" svg:y2="13.414cm">
              <text:p/>
            </draw:line>
            <draw:line draw:style-name="gr5" draw:text-style-name="P1" draw:layer="layout" svg:x1="10.858cm" svg:y1="13.217cm" svg:x2="11.153cm" svg:y2="13.217cm">
              <text:p/>
            </draw:line>
            <draw:line draw:style-name="gr5" draw:text-style-name="P1" draw:layer="layout" svg:x1="10.858cm" svg:y1="13.02cm" svg:x2="11.153cm" svg:y2="13.02cm">
              <text:p/>
            </draw:line>
            <draw:line draw:style-name="gr5" draw:text-style-name="P1" draw:layer="layout" svg:x1="10.858cm" svg:y1="12.823cm" svg:x2="11.153cm" svg:y2="12.823cm">
              <text:p/>
            </draw:line>
          </draw:g>
          <draw:g>
            <draw:rect draw:style-name="gr4" draw:text-style-name="P1" draw:layer="layout" svg:width="0.296cm" svg:height="2.363cm" svg:x="9.676cm" svg:y="12.429cm">
              <text:p/>
            </draw:rect>
            <draw:line draw:style-name="gr5" draw:text-style-name="P1" draw:layer="layout" svg:x1="9.676cm" svg:y1="12.626cm" svg:x2="9.971cm" svg:y2="12.626cm">
              <text:p/>
            </draw:line>
            <draw:line draw:style-name="gr5" draw:text-style-name="P1" draw:layer="layout" svg:x1="9.676cm" svg:y1="14.595cm" svg:x2="9.971cm" svg:y2="14.595cm">
              <text:p/>
            </draw:line>
            <draw:line draw:style-name="gr5" draw:text-style-name="P1" draw:layer="layout" svg:x1="9.676cm" svg:y1="14.398cm" svg:x2="9.971cm" svg:y2="14.398cm">
              <text:p/>
            </draw:line>
            <draw:line draw:style-name="gr5" draw:text-style-name="P1" draw:layer="layout" svg:x1="9.676cm" svg:y1="14.202cm" svg:x2="9.971cm" svg:y2="14.202cm">
              <text:p/>
            </draw:line>
            <draw:line draw:style-name="gr5" draw:text-style-name="P1" draw:layer="layout" svg:x1="9.676cm" svg:y1="14.005cm" svg:x2="9.971cm" svg:y2="14.005cm">
              <text:p/>
            </draw:line>
            <draw:line draw:style-name="gr5" draw:text-style-name="P1" draw:layer="layout" svg:x1="9.676cm" svg:y1="13.808cm" svg:x2="9.971cm" svg:y2="13.808cm">
              <text:p/>
            </draw:line>
            <draw:line draw:style-name="gr5" draw:text-style-name="P1" draw:layer="layout" svg:x1="9.676cm" svg:y1="13.611cm" svg:x2="9.971cm" svg:y2="13.611cm">
              <text:p/>
            </draw:line>
            <draw:line draw:style-name="gr5" draw:text-style-name="P1" draw:layer="layout" svg:x1="9.676cm" svg:y1="13.414cm" svg:x2="9.971cm" svg:y2="13.414cm">
              <text:p/>
            </draw:line>
            <draw:line draw:style-name="gr5" draw:text-style-name="P1" draw:layer="layout" svg:x1="9.676cm" svg:y1="13.217cm" svg:x2="9.971cm" svg:y2="13.217cm">
              <text:p/>
            </draw:line>
            <draw:line draw:style-name="gr5" draw:text-style-name="P1" draw:layer="layout" svg:x1="9.676cm" svg:y1="13.02cm" svg:x2="9.971cm" svg:y2="13.02cm">
              <text:p/>
            </draw:line>
            <draw:line draw:style-name="gr5" draw:text-style-name="P1" draw:layer="layout" svg:x1="9.676cm" svg:y1="12.823cm" svg:x2="9.971cm" svg:y2="12.823cm">
              <text:p/>
            </draw:line>
          </draw:g>
          <draw:g>
            <draw:rect draw:style-name="gr4" draw:text-style-name="P1" draw:layer="layout" svg:width="0.296cm" svg:height="2.363cm" svg:x="10.07cm" svg:y="12.429cm">
              <text:p/>
            </draw:rect>
            <draw:line draw:style-name="gr5" draw:text-style-name="P1" draw:layer="layout" svg:x1="10.07cm" svg:y1="12.626cm" svg:x2="10.365cm" svg:y2="12.626cm">
              <text:p/>
            </draw:line>
            <draw:line draw:style-name="gr5" draw:text-style-name="P1" draw:layer="layout" svg:x1="10.07cm" svg:y1="14.595cm" svg:x2="10.365cm" svg:y2="14.595cm">
              <text:p/>
            </draw:line>
            <draw:line draw:style-name="gr5" draw:text-style-name="P1" draw:layer="layout" svg:x1="10.07cm" svg:y1="14.398cm" svg:x2="10.365cm" svg:y2="14.398cm">
              <text:p/>
            </draw:line>
            <draw:line draw:style-name="gr5" draw:text-style-name="P1" draw:layer="layout" svg:x1="10.07cm" svg:y1="14.202cm" svg:x2="10.365cm" svg:y2="14.202cm">
              <text:p/>
            </draw:line>
            <draw:line draw:style-name="gr5" draw:text-style-name="P1" draw:layer="layout" svg:x1="10.07cm" svg:y1="14.005cm" svg:x2="10.365cm" svg:y2="14.005cm">
              <text:p/>
            </draw:line>
            <draw:line draw:style-name="gr5" draw:text-style-name="P1" draw:layer="layout" svg:x1="10.07cm" svg:y1="13.808cm" svg:x2="10.365cm" svg:y2="13.808cm">
              <text:p/>
            </draw:line>
            <draw:line draw:style-name="gr5" draw:text-style-name="P1" draw:layer="layout" svg:x1="10.07cm" svg:y1="13.611cm" svg:x2="10.365cm" svg:y2="13.611cm">
              <text:p/>
            </draw:line>
            <draw:line draw:style-name="gr5" draw:text-style-name="P1" draw:layer="layout" svg:x1="10.07cm" svg:y1="13.414cm" svg:x2="10.365cm" svg:y2="13.414cm">
              <text:p/>
            </draw:line>
            <draw:line draw:style-name="gr5" draw:text-style-name="P1" draw:layer="layout" svg:x1="10.07cm" svg:y1="13.217cm" svg:x2="10.365cm" svg:y2="13.217cm">
              <text:p/>
            </draw:line>
            <draw:line draw:style-name="gr5" draw:text-style-name="P1" draw:layer="layout" svg:x1="10.07cm" svg:y1="13.02cm" svg:x2="10.365cm" svg:y2="13.02cm">
              <text:p/>
            </draw:line>
            <draw:line draw:style-name="gr5" draw:text-style-name="P1" draw:layer="layout" svg:x1="10.07cm" svg:y1="12.823cm" svg:x2="10.365cm" svg:y2="12.823cm">
              <text:p/>
            </draw:line>
          </draw:g>
          <draw:g>
            <draw:rect draw:style-name="gr4" draw:text-style-name="P1" draw:layer="layout" svg:width="0.296cm" svg:height="2.363cm" svg:x="10.464cm" svg:y="12.429cm">
              <text:p/>
            </draw:rect>
            <draw:line draw:style-name="gr5" draw:text-style-name="P1" draw:layer="layout" svg:x1="10.464cm" svg:y1="12.626cm" svg:x2="10.759cm" svg:y2="12.626cm">
              <text:p/>
            </draw:line>
            <draw:line draw:style-name="gr5" draw:text-style-name="P1" draw:layer="layout" svg:x1="10.464cm" svg:y1="14.595cm" svg:x2="10.759cm" svg:y2="14.595cm">
              <text:p/>
            </draw:line>
            <draw:line draw:style-name="gr5" draw:text-style-name="P1" draw:layer="layout" svg:x1="10.464cm" svg:y1="14.398cm" svg:x2="10.759cm" svg:y2="14.398cm">
              <text:p/>
            </draw:line>
            <draw:line draw:style-name="gr5" draw:text-style-name="P1" draw:layer="layout" svg:x1="10.464cm" svg:y1="14.202cm" svg:x2="10.759cm" svg:y2="14.202cm">
              <text:p/>
            </draw:line>
            <draw:line draw:style-name="gr5" draw:text-style-name="P1" draw:layer="layout" svg:x1="10.464cm" svg:y1="14.005cm" svg:x2="10.759cm" svg:y2="14.005cm">
              <text:p/>
            </draw:line>
            <draw:line draw:style-name="gr5" draw:text-style-name="P1" draw:layer="layout" svg:x1="10.464cm" svg:y1="13.808cm" svg:x2="10.759cm" svg:y2="13.808cm">
              <text:p/>
            </draw:line>
            <draw:line draw:style-name="gr5" draw:text-style-name="P1" draw:layer="layout" svg:x1="10.464cm" svg:y1="13.611cm" svg:x2="10.759cm" svg:y2="13.611cm">
              <text:p/>
            </draw:line>
            <draw:line draw:style-name="gr5" draw:text-style-name="P1" draw:layer="layout" svg:x1="10.464cm" svg:y1="13.414cm" svg:x2="10.759cm" svg:y2="13.414cm">
              <text:p/>
            </draw:line>
            <draw:line draw:style-name="gr5" draw:text-style-name="P1" draw:layer="layout" svg:x1="10.464cm" svg:y1="13.217cm" svg:x2="10.759cm" svg:y2="13.217cm">
              <text:p/>
            </draw:line>
            <draw:line draw:style-name="gr5" draw:text-style-name="P1" draw:layer="layout" svg:x1="10.464cm" svg:y1="13.02cm" svg:x2="10.759cm" svg:y2="13.02cm">
              <text:p/>
            </draw:line>
            <draw:line draw:style-name="gr5" draw:text-style-name="P1" draw:layer="layout" svg:x1="10.464cm" svg:y1="12.823cm" svg:x2="10.759cm" svg:y2="12.823cm">
              <text:p/>
            </draw:line>
          </draw:g>
        </draw:g>
        <draw:g>
          <draw:ellipse draw:style-name="gr2" draw:text-style-name="P2" draw:layer="layout" svg:width="2.659cm" svg:height="2.757cm" svg:x="13.714cm" svg:y="1.794cm">
            <text:p text:style-name="P1"><text:span text:style-name="T1">Handler</text:span></text:p>
          </draw:ellipse>
          <draw:custom-shape draw:style-name="gr3" draw:text-style-name="P1" draw:layer="layout" svg:width="0.557cm" svg:height="0.557cm" draw:transform="rotate (2.3561944901919) translate (14.797cm 2.188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ellipse draw:style-name="gr2" draw:text-style-name="P2" draw:layer="layout" svg:width="2.659cm" svg:height="2.757cm" svg:x="23.167cm" svg:y="8.392cm">
            <text:p text:style-name="P1"><text:span text:style-name="T1">Ack</text:span></text:p>
            <text:p text:style-name="P1"><text:span text:style-name="T1">Handler</text:span></text:p>
          </draw:ellipse>
          <draw:custom-shape draw:style-name="gr3" draw:text-style-name="P1" draw:layer="layout" svg:width="0.556cm" svg:height="0.556cm" draw:transform="skewX (0.00174532925199407) rotate (2.3561944901919) translate (24.25cm 8.785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ellipse draw:style-name="gr2" draw:text-style-name="P2" draw:layer="layout" svg:width="2.659cm" svg:height="2.757cm" svg:x="13.714cm" svg:y="8.49cm">
            <text:p text:style-name="P1"><text:span text:style-name="T1">Package</text:span></text:p>
            <text:p text:style-name="P1"><text:span text:style-name="T1">Generator</text:span></text:p>
          </draw:ellipse>
          <draw:custom-shape draw:style-name="gr3" draw:text-style-name="P1" draw:layer="layout" svg:width="0.557cm" svg:height="0.557cm" draw:transform="rotate (2.3561944901919) translate (14.797cm 8.884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ellipse draw:style-name="gr2" draw:text-style-name="P2" draw:layer="layout" svg:width="2.659cm" svg:height="2.757cm" svg:x="4.162cm" svg:y="8.415cm">
            <text:p text:style-name="P1"><text:span text:style-name="T1">Package</text:span></text:p>
            <text:p text:style-name="P1"><text:span text:style-name="T1">Extractor</text:span></text:p>
          </draw:ellipse>
          <draw:custom-shape draw:style-name="gr3" draw:text-style-name="P1" draw:layer="layout" svg:width="0.557cm" svg:height="0.557cm" draw:transform="rotate (2.3561944901919) translate (5.245cm 8.809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rect draw:style-name="gr4" draw:text-style-name="P1" draw:layer="layout" svg:width="0.295cm" svg:height="2.364cm" svg:x="4.753cm" svg:y="5.831cm">
            <text:p/>
          </draw:rect>
          <draw:line draw:style-name="gr5" draw:text-style-name="P1" draw:layer="layout" svg:x1="4.753cm" svg:y1="6.028cm" svg:x2="5.048cm" svg:y2="6.028cm">
            <text:p/>
          </draw:line>
          <draw:line draw:style-name="gr5" draw:text-style-name="P1" draw:layer="layout" svg:x1="4.753cm" svg:y1="7.998cm" svg:x2="5.048cm" svg:y2="7.998cm">
            <text:p/>
          </draw:line>
          <draw:line draw:style-name="gr5" draw:text-style-name="P1" draw:layer="layout" svg:x1="4.753cm" svg:y1="7.801cm" svg:x2="5.048cm" svg:y2="7.801cm">
            <text:p/>
          </draw:line>
          <draw:line draw:style-name="gr5" draw:text-style-name="P1" draw:layer="layout" svg:x1="4.753cm" svg:y1="7.604cm" svg:x2="5.048cm" svg:y2="7.604cm">
            <text:p/>
          </draw:line>
          <draw:line draw:style-name="gr5" draw:text-style-name="P1" draw:layer="layout" svg:x1="4.753cm" svg:y1="7.407cm" svg:x2="5.048cm" svg:y2="7.407cm">
            <text:p/>
          </draw:line>
          <draw:line draw:style-name="gr5" draw:text-style-name="P1" draw:layer="layout" svg:x1="4.753cm" svg:y1="7.21cm" svg:x2="5.048cm" svg:y2="7.21cm">
            <text:p/>
          </draw:line>
          <draw:line draw:style-name="gr5" draw:text-style-name="P1" draw:layer="layout" svg:x1="4.753cm" svg:y1="7.013cm" svg:x2="5.048cm" svg:y2="7.013cm">
            <text:p/>
          </draw:line>
          <draw:line draw:style-name="gr5" draw:text-style-name="P1" draw:layer="layout" svg:x1="4.753cm" svg:y1="6.816cm" svg:x2="5.048cm" svg:y2="6.816cm">
            <text:p/>
          </draw:line>
          <draw:line draw:style-name="gr5" draw:text-style-name="P1" draw:layer="layout" svg:x1="4.753cm" svg:y1="6.619cm" svg:x2="5.048cm" svg:y2="6.619cm">
            <text:p/>
          </draw:line>
          <draw:line draw:style-name="gr5" draw:text-style-name="P1" draw:layer="layout" svg:x1="4.753cm" svg:y1="6.422cm" svg:x2="5.048cm" svg:y2="6.422cm">
            <text:p/>
          </draw:line>
          <draw:line draw:style-name="gr5" draw:text-style-name="P1" draw:layer="layout" svg:x1="4.753cm" svg:y1="6.225cm" svg:x2="5.048cm" svg:y2="6.225cm">
            <text:p/>
          </draw:line>
        </draw:g>
        <draw:g>
          <draw:rect draw:style-name="gr4" draw:text-style-name="P1" draw:layer="layout" svg:width="0.296cm" svg:height="2.363cm" svg:x="5.675cm" svg:y="5.807cm">
            <text:p/>
          </draw:rect>
          <draw:line draw:style-name="gr5" draw:text-style-name="P1" draw:layer="layout" svg:x1="5.675cm" svg:y1="6.004cm" svg:x2="5.97cm" svg:y2="6.004cm">
            <text:p/>
          </draw:line>
          <draw:line draw:style-name="gr5" draw:text-style-name="P1" draw:layer="layout" svg:x1="5.675cm" svg:y1="7.973cm" svg:x2="5.97cm" svg:y2="7.973cm">
            <text:p/>
          </draw:line>
          <draw:line draw:style-name="gr5" draw:text-style-name="P1" draw:layer="layout" svg:x1="5.675cm" svg:y1="7.776cm" svg:x2="5.97cm" svg:y2="7.776cm">
            <text:p/>
          </draw:line>
          <draw:line draw:style-name="gr5" draw:text-style-name="P1" draw:layer="layout" svg:x1="5.675cm" svg:y1="7.579cm" svg:x2="5.97cm" svg:y2="7.579cm">
            <text:p/>
          </draw:line>
          <draw:line draw:style-name="gr5" draw:text-style-name="P1" draw:layer="layout" svg:x1="5.675cm" svg:y1="7.382cm" svg:x2="5.97cm" svg:y2="7.382cm">
            <text:p/>
          </draw:line>
          <draw:line draw:style-name="gr5" draw:text-style-name="P1" draw:layer="layout" svg:x1="5.675cm" svg:y1="7.185cm" svg:x2="5.97cm" svg:y2="7.185cm">
            <text:p/>
          </draw:line>
          <draw:line draw:style-name="gr5" draw:text-style-name="P1" draw:layer="layout" svg:x1="5.675cm" svg:y1="6.988cm" svg:x2="5.97cm" svg:y2="6.988cm">
            <text:p/>
          </draw:line>
          <draw:line draw:style-name="gr5" draw:text-style-name="P1" draw:layer="layout" svg:x1="5.675cm" svg:y1="6.791cm" svg:x2="5.97cm" svg:y2="6.791cm">
            <text:p/>
          </draw:line>
          <draw:line draw:style-name="gr5" draw:text-style-name="P1" draw:layer="layout" svg:x1="5.675cm" svg:y1="6.594cm" svg:x2="5.97cm" svg:y2="6.594cm">
            <text:p/>
          </draw:line>
          <draw:line draw:style-name="gr5" draw:text-style-name="P1" draw:layer="layout" svg:x1="5.675cm" svg:y1="6.398cm" svg:x2="5.97cm" svg:y2="6.398cm">
            <text:p/>
          </draw:line>
          <draw:line draw:style-name="gr5" draw:text-style-name="P1" draw:layer="layout" svg:x1="5.675cm" svg:y1="6.201cm" svg:x2="5.97cm" svg:y2="6.201cm">
            <text:p/>
          </draw:line>
        </draw:g>
        <draw:g>
          <draw:g>
            <draw:rect draw:style-name="gr4" draw:text-style-name="P1" draw:layer="layout" svg:width="0.296cm" svg:height="2.364cm" svg:x="25.038cm" svg:y="5.437cm">
              <text:p/>
            </draw:rect>
            <draw:line draw:style-name="gr5" draw:text-style-name="P1" draw:layer="layout" svg:x1="25.038cm" svg:y1="5.634cm" svg:x2="25.333cm" svg:y2="5.634cm">
              <text:p/>
            </draw:line>
            <draw:line draw:style-name="gr5" draw:text-style-name="P1" draw:layer="layout" svg:x1="25.038cm" svg:y1="7.604cm" svg:x2="25.333cm" svg:y2="7.604cm">
              <text:p/>
            </draw:line>
            <draw:line draw:style-name="gr5" draw:text-style-name="P1" draw:layer="layout" svg:x1="25.038cm" svg:y1="7.407cm" svg:x2="25.333cm" svg:y2="7.407cm">
              <text:p/>
            </draw:line>
            <draw:line draw:style-name="gr5" draw:text-style-name="P1" draw:layer="layout" svg:x1="25.038cm" svg:y1="7.21cm" svg:x2="25.333cm" svg:y2="7.21cm">
              <text:p/>
            </draw:line>
            <draw:line draw:style-name="gr5" draw:text-style-name="P1" draw:layer="layout" svg:x1="25.038cm" svg:y1="7.013cm" svg:x2="25.333cm" svg:y2="7.013cm">
              <text:p/>
            </draw:line>
            <draw:line draw:style-name="gr5" draw:text-style-name="P1" draw:layer="layout" svg:x1="25.038cm" svg:y1="6.816cm" svg:x2="25.333cm" svg:y2="6.816cm">
              <text:p/>
            </draw:line>
            <draw:line draw:style-name="gr5" draw:text-style-name="P1" draw:layer="layout" svg:x1="25.038cm" svg:y1="6.619cm" svg:x2="25.333cm" svg:y2="6.619cm">
              <text:p/>
            </draw:line>
            <draw:line draw:style-name="gr5" draw:text-style-name="P1" draw:layer="layout" svg:x1="25.038cm" svg:y1="6.422cm" svg:x2="25.333cm" svg:y2="6.422cm">
              <text:p/>
            </draw:line>
            <draw:line draw:style-name="gr5" draw:text-style-name="P1" draw:layer="layout" svg:x1="25.038cm" svg:y1="6.225cm" svg:x2="25.333cm" svg:y2="6.225cm">
              <text:p/>
            </draw:line>
            <draw:line draw:style-name="gr5" draw:text-style-name="P1" draw:layer="layout" svg:x1="25.038cm" svg:y1="6.028cm" svg:x2="25.333cm" svg:y2="6.028cm">
              <text:p/>
            </draw:line>
            <draw:line draw:style-name="gr5" draw:text-style-name="P1" draw:layer="layout" svg:x1="25.038cm" svg:y1="5.831cm" svg:x2="25.333cm" svg:y2="5.831cm">
              <text:p/>
            </draw:line>
          </draw:g>
          <draw:g>
            <draw:rect draw:style-name="gr4" draw:text-style-name="P1" draw:layer="layout" svg:width="0.296cm" svg:height="2.364cm" svg:x="23.856cm" svg:y="5.437cm">
              <text:p/>
            </draw:rect>
            <draw:line draw:style-name="gr5" draw:text-style-name="P1" draw:layer="layout" svg:x1="23.856cm" svg:y1="5.634cm" svg:x2="24.151cm" svg:y2="5.634cm">
              <text:p/>
            </draw:line>
            <draw:line draw:style-name="gr5" draw:text-style-name="P1" draw:layer="layout" svg:x1="23.856cm" svg:y1="7.604cm" svg:x2="24.151cm" svg:y2="7.604cm">
              <text:p/>
            </draw:line>
            <draw:line draw:style-name="gr5" draw:text-style-name="P1" draw:layer="layout" svg:x1="23.856cm" svg:y1="7.407cm" svg:x2="24.151cm" svg:y2="7.407cm">
              <text:p/>
            </draw:line>
            <draw:line draw:style-name="gr5" draw:text-style-name="P1" draw:layer="layout" svg:x1="23.856cm" svg:y1="7.21cm" svg:x2="24.151cm" svg:y2="7.21cm">
              <text:p/>
            </draw:line>
            <draw:line draw:style-name="gr5" draw:text-style-name="P1" draw:layer="layout" svg:x1="23.856cm" svg:y1="7.013cm" svg:x2="24.151cm" svg:y2="7.013cm">
              <text:p/>
            </draw:line>
            <draw:line draw:style-name="gr5" draw:text-style-name="P1" draw:layer="layout" svg:x1="23.856cm" svg:y1="6.816cm" svg:x2="24.151cm" svg:y2="6.816cm">
              <text:p/>
            </draw:line>
            <draw:line draw:style-name="gr5" draw:text-style-name="P1" draw:layer="layout" svg:x1="23.856cm" svg:y1="6.619cm" svg:x2="24.151cm" svg:y2="6.619cm">
              <text:p/>
            </draw:line>
            <draw:line draw:style-name="gr5" draw:text-style-name="P1" draw:layer="layout" svg:x1="23.856cm" svg:y1="6.422cm" svg:x2="24.151cm" svg:y2="6.422cm">
              <text:p/>
            </draw:line>
            <draw:line draw:style-name="gr5" draw:text-style-name="P1" draw:layer="layout" svg:x1="23.856cm" svg:y1="6.225cm" svg:x2="24.151cm" svg:y2="6.225cm">
              <text:p/>
            </draw:line>
            <draw:line draw:style-name="gr5" draw:text-style-name="P1" draw:layer="layout" svg:x1="23.856cm" svg:y1="6.028cm" svg:x2="24.151cm" svg:y2="6.028cm">
              <text:p/>
            </draw:line>
            <draw:line draw:style-name="gr5" draw:text-style-name="P1" draw:layer="layout" svg:x1="23.856cm" svg:y1="5.831cm" svg:x2="24.151cm" svg:y2="5.831cm">
              <text:p/>
            </draw:line>
          </draw:g>
          <draw:g>
            <draw:rect draw:style-name="gr4" draw:text-style-name="P1" draw:layer="layout" svg:width="0.296cm" svg:height="2.364cm" svg:x="24.25cm" svg:y="5.437cm">
              <text:p/>
            </draw:rect>
            <draw:line draw:style-name="gr5" draw:text-style-name="P1" draw:layer="layout" svg:x1="24.25cm" svg:y1="5.634cm" svg:x2="24.545cm" svg:y2="5.634cm">
              <text:p/>
            </draw:line>
            <draw:line draw:style-name="gr5" draw:text-style-name="P1" draw:layer="layout" svg:x1="24.25cm" svg:y1="7.604cm" svg:x2="24.545cm" svg:y2="7.604cm">
              <text:p/>
            </draw:line>
            <draw:line draw:style-name="gr5" draw:text-style-name="P1" draw:layer="layout" svg:x1="24.25cm" svg:y1="7.407cm" svg:x2="24.545cm" svg:y2="7.407cm">
              <text:p/>
            </draw:line>
            <draw:line draw:style-name="gr5" draw:text-style-name="P1" draw:layer="layout" svg:x1="24.25cm" svg:y1="7.21cm" svg:x2="24.545cm" svg:y2="7.21cm">
              <text:p/>
            </draw:line>
            <draw:line draw:style-name="gr5" draw:text-style-name="P1" draw:layer="layout" svg:x1="24.25cm" svg:y1="7.013cm" svg:x2="24.545cm" svg:y2="7.013cm">
              <text:p/>
            </draw:line>
            <draw:line draw:style-name="gr5" draw:text-style-name="P1" draw:layer="layout" svg:x1="24.25cm" svg:y1="6.816cm" svg:x2="24.545cm" svg:y2="6.816cm">
              <text:p/>
            </draw:line>
            <draw:line draw:style-name="gr5" draw:text-style-name="P1" draw:layer="layout" svg:x1="24.25cm" svg:y1="6.619cm" svg:x2="24.545cm" svg:y2="6.619cm">
              <text:p/>
            </draw:line>
            <draw:line draw:style-name="gr5" draw:text-style-name="P1" draw:layer="layout" svg:x1="24.25cm" svg:y1="6.422cm" svg:x2="24.545cm" svg:y2="6.422cm">
              <text:p/>
            </draw:line>
            <draw:line draw:style-name="gr5" draw:text-style-name="P1" draw:layer="layout" svg:x1="24.25cm" svg:y1="6.225cm" svg:x2="24.545cm" svg:y2="6.225cm">
              <text:p/>
            </draw:line>
            <draw:line draw:style-name="gr5" draw:text-style-name="P1" draw:layer="layout" svg:x1="24.25cm" svg:y1="6.028cm" svg:x2="24.545cm" svg:y2="6.028cm">
              <text:p/>
            </draw:line>
            <draw:line draw:style-name="gr5" draw:text-style-name="P1" draw:layer="layout" svg:x1="24.25cm" svg:y1="5.831cm" svg:x2="24.545cm" svg:y2="5.831cm">
              <text:p/>
            </draw:line>
          </draw:g>
          <draw:g>
            <draw:rect draw:style-name="gr4" draw:text-style-name="P1" draw:layer="layout" svg:width="0.296cm" svg:height="2.364cm" svg:x="24.644cm" svg:y="5.437cm">
              <text:p/>
            </draw:rect>
            <draw:line draw:style-name="gr5" draw:text-style-name="P1" draw:layer="layout" svg:x1="24.644cm" svg:y1="5.634cm" svg:x2="24.939cm" svg:y2="5.634cm">
              <text:p/>
            </draw:line>
            <draw:line draw:style-name="gr5" draw:text-style-name="P1" draw:layer="layout" svg:x1="24.644cm" svg:y1="7.604cm" svg:x2="24.939cm" svg:y2="7.604cm">
              <text:p/>
            </draw:line>
            <draw:line draw:style-name="gr5" draw:text-style-name="P1" draw:layer="layout" svg:x1="24.644cm" svg:y1="7.407cm" svg:x2="24.939cm" svg:y2="7.407cm">
              <text:p/>
            </draw:line>
            <draw:line draw:style-name="gr5" draw:text-style-name="P1" draw:layer="layout" svg:x1="24.644cm" svg:y1="7.21cm" svg:x2="24.939cm" svg:y2="7.21cm">
              <text:p/>
            </draw:line>
            <draw:line draw:style-name="gr5" draw:text-style-name="P1" draw:layer="layout" svg:x1="24.644cm" svg:y1="7.013cm" svg:x2="24.939cm" svg:y2="7.013cm">
              <text:p/>
            </draw:line>
            <draw:line draw:style-name="gr5" draw:text-style-name="P1" draw:layer="layout" svg:x1="24.644cm" svg:y1="6.816cm" svg:x2="24.939cm" svg:y2="6.816cm">
              <text:p/>
            </draw:line>
            <draw:line draw:style-name="gr5" draw:text-style-name="P1" draw:layer="layout" svg:x1="24.644cm" svg:y1="6.619cm" svg:x2="24.939cm" svg:y2="6.619cm">
              <text:p/>
            </draw:line>
            <draw:line draw:style-name="gr5" draw:text-style-name="P1" draw:layer="layout" svg:x1="24.644cm" svg:y1="6.422cm" svg:x2="24.939cm" svg:y2="6.422cm">
              <text:p/>
            </draw:line>
            <draw:line draw:style-name="gr5" draw:text-style-name="P1" draw:layer="layout" svg:x1="24.644cm" svg:y1="6.225cm" svg:x2="24.939cm" svg:y2="6.225cm">
              <text:p/>
            </draw:line>
            <draw:line draw:style-name="gr5" draw:text-style-name="P1" draw:layer="layout" svg:x1="24.644cm" svg:y1="6.028cm" svg:x2="24.939cm" svg:y2="6.028cm">
              <text:p/>
            </draw:line>
            <draw:line draw:style-name="gr5" draw:text-style-name="P1" draw:layer="layout" svg:x1="24.644cm" svg:y1="5.831cm" svg:x2="24.939cm" svg:y2="5.831cm">
              <text:p/>
            </draw:line>
          </draw:g>
        </draw:g>
        <draw:g>
          <draw:g>
            <draw:rect draw:style-name="gr4" draw:text-style-name="P1" draw:layer="layout" svg:width="0.296cm" svg:height="2.364cm" svg:x="15.486cm" svg:y="5.634cm">
              <text:p/>
            </draw:rect>
            <draw:line draw:style-name="gr5" draw:text-style-name="P1" draw:layer="layout" svg:x1="15.486cm" svg:y1="5.831cm" svg:x2="15.781cm" svg:y2="5.831cm">
              <text:p/>
            </draw:line>
            <draw:line draw:style-name="gr5" draw:text-style-name="P1" draw:layer="layout" svg:x1="15.486cm" svg:y1="7.801cm" svg:x2="15.781cm" svg:y2="7.801cm">
              <text:p/>
            </draw:line>
            <draw:line draw:style-name="gr5" draw:text-style-name="P1" draw:layer="layout" svg:x1="15.486cm" svg:y1="7.604cm" svg:x2="15.781cm" svg:y2="7.604cm">
              <text:p/>
            </draw:line>
            <draw:line draw:style-name="gr5" draw:text-style-name="P1" draw:layer="layout" svg:x1="15.486cm" svg:y1="7.407cm" svg:x2="15.781cm" svg:y2="7.407cm">
              <text:p/>
            </draw:line>
            <draw:line draw:style-name="gr5" draw:text-style-name="P1" draw:layer="layout" svg:x1="15.486cm" svg:y1="7.21cm" svg:x2="15.781cm" svg:y2="7.21cm">
              <text:p/>
            </draw:line>
            <draw:line draw:style-name="gr5" draw:text-style-name="P1" draw:layer="layout" svg:x1="15.486cm" svg:y1="7.013cm" svg:x2="15.781cm" svg:y2="7.013cm">
              <text:p/>
            </draw:line>
            <draw:line draw:style-name="gr5" draw:text-style-name="P1" draw:layer="layout" svg:x1="15.486cm" svg:y1="6.816cm" svg:x2="15.781cm" svg:y2="6.816cm">
              <text:p/>
            </draw:line>
            <draw:line draw:style-name="gr5" draw:text-style-name="P1" draw:layer="layout" svg:x1="15.486cm" svg:y1="6.619cm" svg:x2="15.781cm" svg:y2="6.619cm">
              <text:p/>
            </draw:line>
            <draw:line draw:style-name="gr5" draw:text-style-name="P1" draw:layer="layout" svg:x1="15.486cm" svg:y1="6.422cm" svg:x2="15.781cm" svg:y2="6.422cm">
              <text:p/>
            </draw:line>
            <draw:line draw:style-name="gr5" draw:text-style-name="P1" draw:layer="layout" svg:x1="15.486cm" svg:y1="6.225cm" svg:x2="15.781cm" svg:y2="6.225cm">
              <text:p/>
            </draw:line>
            <draw:line draw:style-name="gr5" draw:text-style-name="P1" draw:layer="layout" svg:x1="15.486cm" svg:y1="6.028cm" svg:x2="15.781cm" svg:y2="6.028cm">
              <text:p/>
            </draw:line>
          </draw:g>
          <draw:g>
            <draw:rect draw:style-name="gr4" draw:text-style-name="P1" draw:layer="layout" svg:width="0.295cm" svg:height="2.364cm" svg:x="14.305cm" svg:y="5.634cm">
              <text:p/>
            </draw:rect>
            <draw:line draw:style-name="gr5" draw:text-style-name="P1" draw:layer="layout" svg:x1="14.305cm" svg:y1="5.831cm" svg:x2="14.6cm" svg:y2="5.831cm">
              <text:p/>
            </draw:line>
            <draw:line draw:style-name="gr5" draw:text-style-name="P1" draw:layer="layout" svg:x1="14.305cm" svg:y1="7.801cm" svg:x2="14.6cm" svg:y2="7.801cm">
              <text:p/>
            </draw:line>
            <draw:line draw:style-name="gr5" draw:text-style-name="P1" draw:layer="layout" svg:x1="14.305cm" svg:y1="7.604cm" svg:x2="14.6cm" svg:y2="7.604cm">
              <text:p/>
            </draw:line>
            <draw:line draw:style-name="gr5" draw:text-style-name="P1" draw:layer="layout" svg:x1="14.305cm" svg:y1="7.407cm" svg:x2="14.6cm" svg:y2="7.407cm">
              <text:p/>
            </draw:line>
            <draw:line draw:style-name="gr5" draw:text-style-name="P1" draw:layer="layout" svg:x1="14.305cm" svg:y1="7.21cm" svg:x2="14.6cm" svg:y2="7.21cm">
              <text:p/>
            </draw:line>
            <draw:line draw:style-name="gr5" draw:text-style-name="P1" draw:layer="layout" svg:x1="14.305cm" svg:y1="7.013cm" svg:x2="14.6cm" svg:y2="7.013cm">
              <text:p/>
            </draw:line>
            <draw:line draw:style-name="gr5" draw:text-style-name="P1" draw:layer="layout" svg:x1="14.305cm" svg:y1="6.816cm" svg:x2="14.6cm" svg:y2="6.816cm">
              <text:p/>
            </draw:line>
            <draw:line draw:style-name="gr5" draw:text-style-name="P1" draw:layer="layout" svg:x1="14.305cm" svg:y1="6.619cm" svg:x2="14.6cm" svg:y2="6.619cm">
              <text:p/>
            </draw:line>
            <draw:line draw:style-name="gr5" draw:text-style-name="P1" draw:layer="layout" svg:x1="14.305cm" svg:y1="6.422cm" svg:x2="14.6cm" svg:y2="6.422cm">
              <text:p/>
            </draw:line>
            <draw:line draw:style-name="gr5" draw:text-style-name="P1" draw:layer="layout" svg:x1="14.305cm" svg:y1="6.225cm" svg:x2="14.6cm" svg:y2="6.225cm">
              <text:p/>
            </draw:line>
            <draw:line draw:style-name="gr5" draw:text-style-name="P1" draw:layer="layout" svg:x1="14.305cm" svg:y1="6.028cm" svg:x2="14.6cm" svg:y2="6.028cm">
              <text:p/>
            </draw:line>
          </draw:g>
          <draw:g>
            <draw:rect draw:style-name="gr4" draw:text-style-name="P1" draw:layer="layout" svg:width="0.296cm" svg:height="2.364cm" svg:x="14.698cm" svg:y="5.634cm">
              <text:p/>
            </draw:rect>
            <draw:line draw:style-name="gr5" draw:text-style-name="P1" draw:layer="layout" svg:x1="14.698cm" svg:y1="5.831cm" svg:x2="14.993cm" svg:y2="5.831cm">
              <text:p/>
            </draw:line>
            <draw:line draw:style-name="gr5" draw:text-style-name="P1" draw:layer="layout" svg:x1="14.698cm" svg:y1="7.801cm" svg:x2="14.993cm" svg:y2="7.801cm">
              <text:p/>
            </draw:line>
            <draw:line draw:style-name="gr5" draw:text-style-name="P1" draw:layer="layout" svg:x1="14.698cm" svg:y1="7.604cm" svg:x2="14.993cm" svg:y2="7.604cm">
              <text:p/>
            </draw:line>
            <draw:line draw:style-name="gr5" draw:text-style-name="P1" draw:layer="layout" svg:x1="14.698cm" svg:y1="7.407cm" svg:x2="14.993cm" svg:y2="7.407cm">
              <text:p/>
            </draw:line>
            <draw:line draw:style-name="gr5" draw:text-style-name="P1" draw:layer="layout" svg:x1="14.698cm" svg:y1="7.21cm" svg:x2="14.993cm" svg:y2="7.21cm">
              <text:p/>
            </draw:line>
            <draw:line draw:style-name="gr5" draw:text-style-name="P1" draw:layer="layout" svg:x1="14.698cm" svg:y1="7.013cm" svg:x2="14.993cm" svg:y2="7.013cm">
              <text:p/>
            </draw:line>
            <draw:line draw:style-name="gr5" draw:text-style-name="P1" draw:layer="layout" svg:x1="14.698cm" svg:y1="6.816cm" svg:x2="14.993cm" svg:y2="6.816cm">
              <text:p/>
            </draw:line>
            <draw:line draw:style-name="gr5" draw:text-style-name="P1" draw:layer="layout" svg:x1="14.698cm" svg:y1="6.619cm" svg:x2="14.993cm" svg:y2="6.619cm">
              <text:p/>
            </draw:line>
            <draw:line draw:style-name="gr5" draw:text-style-name="P1" draw:layer="layout" svg:x1="14.698cm" svg:y1="6.422cm" svg:x2="14.993cm" svg:y2="6.422cm">
              <text:p/>
            </draw:line>
            <draw:line draw:style-name="gr5" draw:text-style-name="P1" draw:layer="layout" svg:x1="14.698cm" svg:y1="6.225cm" svg:x2="14.993cm" svg:y2="6.225cm">
              <text:p/>
            </draw:line>
            <draw:line draw:style-name="gr5" draw:text-style-name="P1" draw:layer="layout" svg:x1="14.698cm" svg:y1="6.028cm" svg:x2="14.993cm" svg:y2="6.028cm">
              <text:p/>
            </draw:line>
          </draw:g>
          <draw:g>
            <draw:rect draw:style-name="gr4" draw:text-style-name="P1" draw:layer="layout" svg:width="0.296cm" svg:height="2.364cm" svg:x="15.092cm" svg:y="5.634cm">
              <text:p/>
            </draw:rect>
            <draw:line draw:style-name="gr5" draw:text-style-name="P1" draw:layer="layout" svg:x1="15.092cm" svg:y1="5.831cm" svg:x2="15.387cm" svg:y2="5.831cm">
              <text:p/>
            </draw:line>
            <draw:line draw:style-name="gr5" draw:text-style-name="P1" draw:layer="layout" svg:x1="15.092cm" svg:y1="7.801cm" svg:x2="15.387cm" svg:y2="7.801cm">
              <text:p/>
            </draw:line>
            <draw:line draw:style-name="gr5" draw:text-style-name="P1" draw:layer="layout" svg:x1="15.092cm" svg:y1="7.604cm" svg:x2="15.387cm" svg:y2="7.604cm">
              <text:p/>
            </draw:line>
            <draw:line draw:style-name="gr5" draw:text-style-name="P1" draw:layer="layout" svg:x1="15.092cm" svg:y1="7.407cm" svg:x2="15.387cm" svg:y2="7.407cm">
              <text:p/>
            </draw:line>
            <draw:line draw:style-name="gr5" draw:text-style-name="P1" draw:layer="layout" svg:x1="15.092cm" svg:y1="7.21cm" svg:x2="15.387cm" svg:y2="7.21cm">
              <text:p/>
            </draw:line>
            <draw:line draw:style-name="gr5" draw:text-style-name="P1" draw:layer="layout" svg:x1="15.092cm" svg:y1="7.013cm" svg:x2="15.387cm" svg:y2="7.013cm">
              <text:p/>
            </draw:line>
            <draw:line draw:style-name="gr5" draw:text-style-name="P1" draw:layer="layout" svg:x1="15.092cm" svg:y1="6.816cm" svg:x2="15.387cm" svg:y2="6.816cm">
              <text:p/>
            </draw:line>
            <draw:line draw:style-name="gr5" draw:text-style-name="P1" draw:layer="layout" svg:x1="15.092cm" svg:y1="6.619cm" svg:x2="15.387cm" svg:y2="6.619cm">
              <text:p/>
            </draw:line>
            <draw:line draw:style-name="gr5" draw:text-style-name="P1" draw:layer="layout" svg:x1="15.092cm" svg:y1="6.422cm" svg:x2="15.387cm" svg:y2="6.422cm">
              <text:p/>
            </draw:line>
            <draw:line draw:style-name="gr5" draw:text-style-name="P1" draw:layer="layout" svg:x1="15.092cm" svg:y1="6.225cm" svg:x2="15.387cm" svg:y2="6.225cm">
              <text:p/>
            </draw:line>
            <draw:line draw:style-name="gr5" draw:text-style-name="P1" draw:layer="layout" svg:x1="15.092cm" svg:y1="6.028cm" svg:x2="15.387cm" svg:y2="6.028cm">
              <text:p/>
            </draw:line>
          </draw:g>
        </draw:g>
        <draw:line draw:style-name="gr6" draw:text-style-name="P1" draw:layer="layout" svg:x1="4.851cm" svg:y1="3.271cm" svg:x2="13.615cm" svg:y2="3.271cm">
          <text:p/>
        </draw:line>
        <draw:line draw:style-name="gr5" draw:text-style-name="P1" draw:layer="layout" svg:x1="4.851cm" svg:y1="3.271cm" svg:x2="4.851cm" svg:y2="5.733cm">
          <text:p/>
        </draw:line>
        <draw:line draw:style-name="gr6" draw:text-style-name="P1" draw:layer="layout" svg:x1="15.092cm" svg:y1="5.536cm" svg:x2="15.092cm" svg:y2="4.551cm">
          <text:p/>
        </draw:line>
        <draw:line draw:style-name="gr6" draw:text-style-name="P1" draw:layer="layout" svg:x1="24.546cm" svg:y1="4.059cm" svg:x2="24.546cm" svg:y2="5.339cm">
          <text:p/>
        </draw:line>
        <draw:line draw:style-name="gr5" draw:text-style-name="P1" draw:layer="layout" svg:x1="24.545cm" svg:y1="4.059cm" svg:x2="18.637cm" svg:y2="4.059cm">
          <text:p/>
        </draw:line>
        <draw:line draw:style-name="gr5" draw:text-style-name="P1" draw:layer="layout" svg:x1="16.373cm" svg:y1="9.869cm" svg:x2="18.638cm" svg:y2="9.869cm">
          <text:p/>
        </draw:line>
        <draw:line draw:style-name="gr5" draw:text-style-name="P1" draw:layer="layout" svg:x1="18.637cm" svg:y1="9.869cm" svg:x2="18.539cm" svg:y2="4.059cm">
          <text:p/>
        </draw:line>
        <draw:line draw:style-name="gr6" draw:text-style-name="P1" draw:layer="layout" svg:x1="20.311cm" svg:y1="11.74cm" svg:x2="20.311cm" svg:y2="12.626cm">
          <text:p/>
        </draw:line>
        <draw:line draw:style-name="gr6" draw:text-style-name="P1" draw:layer="layout" svg:x1="17.259cm" svg:y1="11.641cm" svg:x2="17.259cm" svg:y2="12.527cm">
          <text:p/>
        </draw:line>
        <draw:line draw:style-name="gr6" draw:text-style-name="P1" draw:layer="layout" svg:x1="26.22cm" svg:y1="11.74cm" svg:x2="26.22cm" svg:y2="12.626cm">
          <text:p/>
        </draw:line>
        <draw:line draw:style-name="gr6" draw:text-style-name="P1" draw:layer="layout" svg:x1="23.069cm" svg:y1="11.74cm" svg:x2="23.069cm" svg:y2="12.626cm">
          <text:p/>
        </draw:line>
        <draw:line draw:style-name="gr5" draw:text-style-name="P1" draw:layer="layout" svg:x1="17.259cm" svg:y1="11.641cm" svg:x2="26.22cm" svg:y2="11.641cm">
          <text:p/>
        </draw:line>
        <draw:line draw:style-name="gr6" draw:text-style-name="P1" draw:layer="layout" svg:x1="26.22cm" svg:y1="3.074cm" svg:x2="26.22cm" svg:y2="11.641cm">
          <text:p/>
        </draw:line>
        <draw:line draw:style-name="gr5" draw:text-style-name="P1" draw:layer="layout" svg:x1="16.471cm" svg:y1="3.074cm" svg:x2="26.22cm" svg:y2="3.074cm">
          <text:p/>
        </draw:line>
        <draw:line draw:style-name="gr6" draw:text-style-name="P1" draw:layer="layout" svg:x1="5.344cm" svg:y1="11.937cm" svg:x2="5.344cm" svg:y2="11.149cm">
          <text:p/>
        </draw:line>
        <draw:line draw:style-name="gr5" draw:text-style-name="P1" draw:layer="layout" svg:x1="2.291cm" svg:y1="11.937cm" svg:x2="5.384cm" svg:y2="11.933cm">
          <text:p/>
        </draw:line>
        <draw:line draw:style-name="gr5" draw:text-style-name="P1" draw:layer="layout" svg:x1="2.291cm" svg:y1="11.937cm" svg:x2="2.291cm" svg:y2="12.232cm">
          <text:p/>
        </draw:line>
        <draw:line draw:style-name="gr6" draw:text-style-name="P1" draw:layer="layout" svg:x1="15.092cm" svg:y1="11.936cm" svg:x2="15.092cm" svg:y2="11.247cm">
          <text:p/>
        </draw:line>
        <draw:line draw:style-name="gr5" draw:text-style-name="P1" draw:layer="layout" svg:x1="15.092cm" svg:y1="11.838cm" svg:x2="6.131cm" svg:y2="11.838cm">
          <text:p/>
        </draw:line>
        <draw:line draw:style-name="gr6" draw:text-style-name="P1" draw:layer="layout" svg:x1="12.434cm" svg:y1="10.066cm" svg:x2="13.813cm" svg:y2="10.066cm">
          <text:p/>
        </draw:line>
        <draw:line draw:style-name="gr5" draw:text-style-name="P1" draw:layer="layout" svg:x1="5.836cm" svg:y1="5.733cm" svg:x2="5.836cm" svg:y2="4.945cm">
          <text:p/>
        </draw:line>
        <draw:line draw:style-name="gr5" draw:text-style-name="P1" draw:layer="layout" svg:x1="5.836cm" svg:y1="4.945cm" svg:x2="12.434cm" svg:y2="4.945cm">
          <text:p/>
        </draw:line>
        <draw:line draw:style-name="gr5" draw:text-style-name="P1" draw:layer="layout" svg:x1="12.434cm" svg:y1="10.066cm" svg:x2="12.434cm" svg:y2="4.945cm">
          <text:p/>
        </draw:line>
        <draw:g>
          <draw:g>
            <draw:rect draw:style-name="gr4" draw:text-style-name="P1" draw:layer="layout" svg:width="0.296cm" svg:height="2.364cm" svg:x="6.328cm" svg:y="12.527cm">
              <text:p/>
            </draw:rect>
            <draw:line draw:style-name="gr5" draw:text-style-name="P1" draw:layer="layout" svg:x1="6.328cm" svg:y1="12.724cm" svg:x2="6.623cm" svg:y2="12.724cm">
              <text:p/>
            </draw:line>
            <draw:line draw:style-name="gr5" draw:text-style-name="P1" draw:layer="layout" svg:x1="6.328cm" svg:y1="14.694cm" svg:x2="6.623cm" svg:y2="14.694cm">
              <text:p/>
            </draw:line>
            <draw:line draw:style-name="gr5" draw:text-style-name="P1" draw:layer="layout" svg:x1="6.328cm" svg:y1="14.497cm" svg:x2="6.623cm" svg:y2="14.497cm">
              <text:p/>
            </draw:line>
            <draw:line draw:style-name="gr5" draw:text-style-name="P1" draw:layer="layout" svg:x1="6.328cm" svg:y1="14.3cm" svg:x2="6.623cm" svg:y2="14.3cm">
              <text:p/>
            </draw:line>
            <draw:line draw:style-name="gr5" draw:text-style-name="P1" draw:layer="layout" svg:x1="6.328cm" svg:y1="14.103cm" svg:x2="6.623cm" svg:y2="14.103cm">
              <text:p/>
            </draw:line>
            <draw:line draw:style-name="gr5" draw:text-style-name="P1" draw:layer="layout" svg:x1="6.328cm" svg:y1="13.906cm" svg:x2="6.623cm" svg:y2="13.906cm">
              <text:p/>
            </draw:line>
            <draw:line draw:style-name="gr5" draw:text-style-name="P1" draw:layer="layout" svg:x1="6.328cm" svg:y1="13.709cm" svg:x2="6.623cm" svg:y2="13.709cm">
              <text:p/>
            </draw:line>
            <draw:line draw:style-name="gr5" draw:text-style-name="P1" draw:layer="layout" svg:x1="6.328cm" svg:y1="13.512cm" svg:x2="6.623cm" svg:y2="13.512cm">
              <text:p/>
            </draw:line>
            <draw:line draw:style-name="gr5" draw:text-style-name="P1" draw:layer="layout" svg:x1="6.328cm" svg:y1="13.315cm" svg:x2="6.623cm" svg:y2="13.315cm">
              <text:p/>
            </draw:line>
            <draw:line draw:style-name="gr5" draw:text-style-name="P1" draw:layer="layout" svg:x1="6.328cm" svg:y1="13.118cm" svg:x2="6.623cm" svg:y2="13.118cm">
              <text:p/>
            </draw:line>
            <draw:line draw:style-name="gr5" draw:text-style-name="P1" draw:layer="layout" svg:x1="6.328cm" svg:y1="12.921cm" svg:x2="6.623cm" svg:y2="12.921cm">
              <text:p/>
            </draw:line>
          </draw:g>
          <draw:g>
            <draw:rect draw:style-name="gr4" draw:text-style-name="P1" draw:layer="layout" svg:width="0.295cm" svg:height="2.364cm" svg:x="5.147cm" svg:y="12.527cm">
              <text:p/>
            </draw:rect>
            <draw:line draw:style-name="gr5" draw:text-style-name="P1" draw:layer="layout" svg:x1="5.147cm" svg:y1="12.724cm" svg:x2="5.442cm" svg:y2="12.724cm">
              <text:p/>
            </draw:line>
            <draw:line draw:style-name="gr5" draw:text-style-name="P1" draw:layer="layout" svg:x1="5.147cm" svg:y1="14.694cm" svg:x2="5.442cm" svg:y2="14.694cm">
              <text:p/>
            </draw:line>
            <draw:line draw:style-name="gr5" draw:text-style-name="P1" draw:layer="layout" svg:x1="5.147cm" svg:y1="14.497cm" svg:x2="5.442cm" svg:y2="14.497cm">
              <text:p/>
            </draw:line>
            <draw:line draw:style-name="gr5" draw:text-style-name="P1" draw:layer="layout" svg:x1="5.147cm" svg:y1="14.3cm" svg:x2="5.442cm" svg:y2="14.3cm">
              <text:p/>
            </draw:line>
            <draw:line draw:style-name="gr5" draw:text-style-name="P1" draw:layer="layout" svg:x1="5.147cm" svg:y1="14.103cm" svg:x2="5.442cm" svg:y2="14.103cm">
              <text:p/>
            </draw:line>
            <draw:line draw:style-name="gr5" draw:text-style-name="P1" draw:layer="layout" svg:x1="5.147cm" svg:y1="13.906cm" svg:x2="5.442cm" svg:y2="13.906cm">
              <text:p/>
            </draw:line>
            <draw:line draw:style-name="gr5" draw:text-style-name="P1" draw:layer="layout" svg:x1="5.147cm" svg:y1="13.709cm" svg:x2="5.442cm" svg:y2="13.709cm">
              <text:p/>
            </draw:line>
            <draw:line draw:style-name="gr5" draw:text-style-name="P1" draw:layer="layout" svg:x1="5.147cm" svg:y1="13.512cm" svg:x2="5.442cm" svg:y2="13.512cm">
              <text:p/>
            </draw:line>
            <draw:line draw:style-name="gr5" draw:text-style-name="P1" draw:layer="layout" svg:x1="5.147cm" svg:y1="13.315cm" svg:x2="5.442cm" svg:y2="13.315cm">
              <text:p/>
            </draw:line>
            <draw:line draw:style-name="gr5" draw:text-style-name="P1" draw:layer="layout" svg:x1="5.147cm" svg:y1="13.118cm" svg:x2="5.442cm" svg:y2="13.118cm">
              <text:p/>
            </draw:line>
            <draw:line draw:style-name="gr5" draw:text-style-name="P1" draw:layer="layout" svg:x1="5.147cm" svg:y1="12.921cm" svg:x2="5.442cm" svg:y2="12.921cm">
              <text:p/>
            </draw:line>
          </draw:g>
          <draw:g>
            <draw:rect draw:style-name="gr4" draw:text-style-name="P1" draw:layer="layout" svg:width="0.296cm" svg:height="2.364cm" svg:x="5.54cm" svg:y="12.527cm">
              <text:p/>
            </draw:rect>
            <draw:line draw:style-name="gr5" draw:text-style-name="P1" draw:layer="layout" svg:x1="5.54cm" svg:y1="12.724cm" svg:x2="5.835cm" svg:y2="12.724cm">
              <text:p/>
            </draw:line>
            <draw:line draw:style-name="gr5" draw:text-style-name="P1" draw:layer="layout" svg:x1="5.54cm" svg:y1="14.694cm" svg:x2="5.835cm" svg:y2="14.694cm">
              <text:p/>
            </draw:line>
            <draw:line draw:style-name="gr5" draw:text-style-name="P1" draw:layer="layout" svg:x1="5.54cm" svg:y1="14.497cm" svg:x2="5.835cm" svg:y2="14.497cm">
              <text:p/>
            </draw:line>
            <draw:line draw:style-name="gr5" draw:text-style-name="P1" draw:layer="layout" svg:x1="5.54cm" svg:y1="14.3cm" svg:x2="5.835cm" svg:y2="14.3cm">
              <text:p/>
            </draw:line>
            <draw:line draw:style-name="gr5" draw:text-style-name="P1" draw:layer="layout" svg:x1="5.54cm" svg:y1="14.103cm" svg:x2="5.835cm" svg:y2="14.103cm">
              <text:p/>
            </draw:line>
            <draw:line draw:style-name="gr5" draw:text-style-name="P1" draw:layer="layout" svg:x1="5.54cm" svg:y1="13.906cm" svg:x2="5.835cm" svg:y2="13.906cm">
              <text:p/>
            </draw:line>
            <draw:line draw:style-name="gr5" draw:text-style-name="P1" draw:layer="layout" svg:x1="5.54cm" svg:y1="13.709cm" svg:x2="5.835cm" svg:y2="13.709cm">
              <text:p/>
            </draw:line>
            <draw:line draw:style-name="gr5" draw:text-style-name="P1" draw:layer="layout" svg:x1="5.54cm" svg:y1="13.512cm" svg:x2="5.835cm" svg:y2="13.512cm">
              <text:p/>
            </draw:line>
            <draw:line draw:style-name="gr5" draw:text-style-name="P1" draw:layer="layout" svg:x1="5.54cm" svg:y1="13.315cm" svg:x2="5.835cm" svg:y2="13.315cm">
              <text:p/>
            </draw:line>
            <draw:line draw:style-name="gr5" draw:text-style-name="P1" draw:layer="layout" svg:x1="5.54cm" svg:y1="13.118cm" svg:x2="5.835cm" svg:y2="13.118cm">
              <text:p/>
            </draw:line>
            <draw:line draw:style-name="gr5" draw:text-style-name="P1" draw:layer="layout" svg:x1="5.54cm" svg:y1="12.921cm" svg:x2="5.835cm" svg:y2="12.921cm">
              <text:p/>
            </draw:line>
          </draw:g>
          <draw:g>
            <draw:rect draw:style-name="gr4" draw:text-style-name="P1" draw:layer="layout" svg:width="0.296cm" svg:height="2.364cm" svg:x="5.934cm" svg:y="12.527cm">
              <text:p/>
            </draw:rect>
            <draw:line draw:style-name="gr5" draw:text-style-name="P1" draw:layer="layout" svg:x1="5.934cm" svg:y1="12.724cm" svg:x2="6.229cm" svg:y2="12.724cm">
              <text:p/>
            </draw:line>
            <draw:line draw:style-name="gr5" draw:text-style-name="P1" draw:layer="layout" svg:x1="5.934cm" svg:y1="14.694cm" svg:x2="6.229cm" svg:y2="14.694cm">
              <text:p/>
            </draw:line>
            <draw:line draw:style-name="gr5" draw:text-style-name="P1" draw:layer="layout" svg:x1="5.934cm" svg:y1="14.497cm" svg:x2="6.229cm" svg:y2="14.497cm">
              <text:p/>
            </draw:line>
            <draw:line draw:style-name="gr5" draw:text-style-name="P1" draw:layer="layout" svg:x1="5.934cm" svg:y1="14.3cm" svg:x2="6.229cm" svg:y2="14.3cm">
              <text:p/>
            </draw:line>
            <draw:line draw:style-name="gr5" draw:text-style-name="P1" draw:layer="layout" svg:x1="5.934cm" svg:y1="14.103cm" svg:x2="6.229cm" svg:y2="14.103cm">
              <text:p/>
            </draw:line>
            <draw:line draw:style-name="gr5" draw:text-style-name="P1" draw:layer="layout" svg:x1="5.934cm" svg:y1="13.906cm" svg:x2="6.229cm" svg:y2="13.906cm">
              <text:p/>
            </draw:line>
            <draw:line draw:style-name="gr5" draw:text-style-name="P1" draw:layer="layout" svg:x1="5.934cm" svg:y1="13.709cm" svg:x2="6.229cm" svg:y2="13.709cm">
              <text:p/>
            </draw:line>
            <draw:line draw:style-name="gr5" draw:text-style-name="P1" draw:layer="layout" svg:x1="5.934cm" svg:y1="13.512cm" svg:x2="6.229cm" svg:y2="13.512cm">
              <text:p/>
            </draw:line>
            <draw:line draw:style-name="gr5" draw:text-style-name="P1" draw:layer="layout" svg:x1="5.934cm" svg:y1="13.315cm" svg:x2="6.229cm" svg:y2="13.315cm">
              <text:p/>
            </draw:line>
            <draw:line draw:style-name="gr5" draw:text-style-name="P1" draw:layer="layout" svg:x1="5.934cm" svg:y1="13.118cm" svg:x2="6.229cm" svg:y2="13.118cm">
              <text:p/>
            </draw:line>
            <draw:line draw:style-name="gr5" draw:text-style-name="P1" draw:layer="layout" svg:x1="5.934cm" svg:y1="12.921cm" svg:x2="6.229cm" svg:y2="12.921cm">
              <text:p/>
            </draw:line>
          </draw:g>
        </draw:g>
        <draw:line draw:style-name="gr5" draw:text-style-name="P1" draw:layer="layout" svg:x1="6.131cm" svg:y1="11.838cm" svg:x2="6.131cm" svg:y2="12.527cm">
          <text:p/>
        </draw:line>
        <draw:line draw:style-name="gr6" draw:text-style-name="P1" draw:layer="layout" svg:x1="10.661cm" svg:y1="9.869cm" svg:x2="10.661cm" svg:y2="12.429cm">
          <text:p/>
        </draw:line>
        <draw:line draw:style-name="gr5" draw:text-style-name="P1" draw:layer="layout" svg:x1="10.661cm" svg:y1="9.77cm" svg:x2="6.821cm" svg:y2="9.77cm">
          <text:p/>
        </draw:line>
        <draw:line draw:style-name="gr5" draw:text-style-name="P1" draw:layer="layout" svg:x1="12.335cm" svg:y1="18.337cm" svg:x2="26.22cm" svg:y2="18.337cm">
          <text:p/>
        </draw:line>
        <draw:line draw:style-name="gr5" draw:text-style-name="P1" draw:layer="layout" svg:x1="26.22cm" svg:y1="18.337cm" svg:x2="26.22cm" svg:y2="18.042cm">
          <text:p/>
        </draw:line>
        <draw:line draw:style-name="gr5" draw:text-style-name="P1" draw:layer="layout" svg:x1="23.069cm" svg:y1="18.337cm" svg:x2="23.069cm" svg:y2="18.14cm">
          <text:p/>
        </draw:line>
        <draw:line draw:style-name="gr5" draw:text-style-name="P1" draw:layer="layout" svg:x1="20.213cm" svg:y1="18.337cm" svg:x2="20.213cm" svg:y2="18.14cm">
          <text:p/>
        </draw:line>
        <draw:line draw:style-name="gr5" draw:text-style-name="P1" draw:layer="layout" svg:x1="17.062cm" svg:y1="18.337cm" svg:x2="17.062cm" svg:y2="18.14cm">
          <text:p/>
        </draw:line>
        <draw:line draw:style-name="gr5" draw:text-style-name="P1" draw:layer="layout" svg:x1="10.267cm" svg:y1="18.085cm" svg:x2="10.267cm" svg:y2="18.337cm">
          <text:p/>
        </draw:line>
        <draw:line draw:style-name="gr5" draw:text-style-name="P1" draw:layer="layout" svg:x1="12.335cm" svg:y1="18.337cm" svg:x2="10.169cm" svg:y2="18.337cm">
          <text:p/>
        </draw:line>
        <draw:line draw:style-name="gr6" draw:text-style-name="P1" draw:layer="layout" svg:x1="4.556cm" svg:y1="19.519cm" svg:x2="4.556cm" svg:y2="18.042cm">
          <text:p/>
        </draw:line>
        <draw:line draw:style-name="gr5" draw:text-style-name="P1" draw:layer="layout" svg:x1="4.556cm" svg:y1="19.519cm" svg:x2="9.086cm" svg:y2="19.519cm">
          <text:p/>
        </draw:line>
        <draw:frame draw:style-name="gr7" draw:text-style-name="P3" draw:layer="layout" svg:width="2.297cm" svg:height="0.725cm" draw:transform="rotate (1.5707963267946) translate (5.848cm 8.151cm)">
          <draw:text-box>
            <text:p><text:span text:style-name="T2">Send Ack</text:span></text:p>
          </draw:text-box>
        </draw:frame>
        <draw:frame draw:style-name="gr8" draw:text-style-name="P3" draw:layer="layout" svg:width="3.067cm" svg:height="0.725cm" draw:transform="rotate (1.5707963267946) translate (4.162cm 8.556cm)">
          <draw:text-box>
            <text:p><text:span text:style-name="T2">Received Ack</text:span></text:p>
          </draw:text-box>
        </draw:frame>
        <draw:frame draw:style-name="gr9" draw:text-style-name="P3" draw:layer="layout" svg:width="3.901cm" svg:height="0.725cm" draw:transform="rotate (1.5707963267946) translate (16.471cm 15.187cm)">
          <draw:text-box>
            <text:p><text:span text:style-name="T2">Wireless Tx Bytes</text:span></text:p>
          </draw:text-box>
        </draw:frame>
        <draw:frame draw:style-name="gr10" draw:text-style-name="P3" draw:layer="layout" svg:width="3.55cm" svg:height="0.725cm" draw:transform="rotate (1.5707963267946) translate (8.889cm 15.679cm)">
          <draw:text-box>
            <text:p><text:span text:style-name="T2">Device Tx Bytes</text:span></text:p>
          </draw:text-box>
        </draw:frame>
        <draw:frame draw:style-name="gr11" draw:text-style-name="P3" draw:layer="layout" svg:width="3.601cm" svg:height="0.725cm" draw:transform="rotate (1.5707963267946) translate (6.501cm 15.679cm)">
          <draw:text-box>
            <text:p><text:span text:style-name="T2">Device Rx Bytes</text:span></text:p>
          </draw:text-box>
        </draw:frame>
        <draw:frame draw:style-name="gr12" draw:text-style-name="P3" draw:layer="layout" svg:width="3.952cm" svg:height="0.725cm" draw:transform="rotate (1.5707963267946) translate (3.152cm 15.73cm)">
          <draw:text-box>
            <text:p><text:span text:style-name="T2">Wireless Rx Bytes</text:span></text:p>
          </draw:text-box>
        </draw:frame>
        <draw:frame draw:style-name="gr13" draw:text-style-name="P3" draw:layer="layout" svg:width="2.725cm" svg:height="0.725cm" draw:transform="rotate (1.5707963267946) translate (23.241cm 7.896cm)">
          <draw:text-box>
            <text:p><text:span text:style-name="T2">Ack to send</text:span></text:p>
          </draw:text-box>
        </draw:frame>
        <draw:frame draw:style-name="gr14" draw:text-style-name="P3" draw:layer="layout" svg:width="3.161cm" svg:height="1.199cm" draw:transform="rotate (1.5707963267946) translate (13.221cm 8.49cm)">
          <draw:text-box>
            <text:p><text:span text:style-name="T2">Wireless Data</text:span></text:p>
            <text:p><text:span text:style-name="T2">Packages</text:span></text:p>
          </draw:text-box>
        </draw:frame>
        <draw:line draw:style-name="gr6" draw:text-style-name="P1" draw:layer="layout" svg:x1="24.447cm" svg:y1="11.149cm" svg:x2="24.447cm" svg:y2="11.74cm">
          <text:p/>
        </draw:line>
        <draw:line draw:style-name="gr6" draw:text-style-name="P1" draw:layer="layout" svg:x1="13.714cm" svg:y1="18.337cm" svg:x2="13.714cm" svg:y2="19.223cm">
          <text:p/>
        </draw:line>
        <draw:frame draw:style-name="gr15" draw:text-style-name="P3" draw:layer="layout" svg:width="3.901cm" svg:height="0.725cm" draw:transform="rotate (1.5707963267946) translate (25.407cm 15.285cm)">
          <draw:text-box>
            <text:p><text:span text:style-name="T2">Wireless Tx Bytes</text:span></text:p>
          </draw:text-box>
        </draw:frame>
        <draw:frame draw:style-name="gr15" draw:text-style-name="P3" draw:layer="layout" svg:width="3.901cm" svg:height="0.725cm" draw:transform="rotate (1.5707963267946) translate (22.355cm 15.286cm)">
          <draw:text-box>
            <text:p><text:span text:style-name="T2">Wireless Tx Bytes</text:span></text:p>
          </draw:text-box>
        </draw:frame>
        <draw:frame draw:style-name="gr15" draw:text-style-name="P3" draw:layer="layout" svg:width="3.901cm" svg:height="0.725cm" draw:transform="rotate (1.5707963267946) translate (19.499cm 15.286cm)">
          <draw:text-box>
            <text:p><text:span text:style-name="T2">Wireless Tx Bytes</text:span></text:p>
          </draw:text-box>
        </draw:frame>
        <draw:g>
          <draw:ellipse draw:style-name="gr2" draw:text-style-name="P2" draw:layer="layout" svg:width="2.659cm" svg:height="2.757cm" svg:x="13.714cm" svg:y="1.793cm">
            <text:p text:style-name="P1"><text:span text:style-name="T1">Wireless</text:span></text:p>
            <text:p text:style-name="P1"><text:span text:style-name="T1">Handler</text:span></text:p>
          </draw:ellipse>
          <draw:custom-shape draw:style-name="gr3" draw:text-style-name="P1" draw:layer="layout" svg:width="0.557cm" svg:height="0.557cm" draw:transform="rotate (2.3561944901919) translate (14.797cm 2.187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3cm" fo:margin-bottom="0.178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efanie Schmidiger</meta:initial-creator>
    <meta:creation-date>2017-11-04T16:13:21.78</meta:creation-date>
    <dc:date>2018-01-08T13:46:28.50</dc:date>
    <dc:creator>Stefanie Schmidiger</dc:creator>
    <meta:editing-duration>PT4H12M13S</meta:editing-duration>
    <meta:editing-cycles>14</meta:editing-cycles>
    <meta:generator>OpenOffice/4.1.3$Win32 OpenOffice.org_project/413m1$Build-9783</meta:generator>
    <meta:document-statistic meta:object-count="425"/>
  </office:meta>
</office:document-meta>
</file>